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9" style:family="table">
      <style:table-properties style:width="16.999cm" table:align="margins"/>
    </style:style>
    <style:style style:name="Tabla19.A" style:family="table-column">
      <style:table-column-properties style:column-width="16.999cm" style:rel-column-width="65535*"/>
    </style:style>
    <style:style style:name="Tabla19.A1" style:family="table-cell">
      <style:table-cell-properties fo:padding="0.097cm" fo:border="0.002cm solid #000000"/>
    </style:style>
    <style:style style:name="Tabla20" style:family="table">
      <style:table-properties style:width="16.999cm" table:align="margins"/>
    </style:style>
    <style:style style:name="Tabla20.A" style:family="table-column">
      <style:table-column-properties style:column-width="16.999cm" style:rel-column-width="65535*"/>
    </style:style>
    <style:style style:name="Tabla20.A1" style:family="table-cell">
      <style:table-cell-properties fo:padding="0.097cm" fo:border="0.002cm solid #000000"/>
    </style:style>
    <style:style style:name="Tabla21" style:family="table">
      <style:table-properties style:width="16.999cm" table:align="margins"/>
    </style:style>
    <style:style style:name="Tabla21.A" style:family="table-column">
      <style:table-column-properties style:column-width="16.999cm" style:rel-column-width="65535*"/>
    </style:style>
    <style:style style:name="Tabla21.A1" style:family="table-cell">
      <style:table-cell-properties fo:padding="0.097cm" fo:border="0.002cm solid #000000"/>
    </style:style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8.498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6.999cm" table:align="margins"/>
    </style:style>
    <style:style style:name="Tabla18.A" style:family="table-column">
      <style:table-column-properties style:column-width="16.999cm" style:rel-column-width="65535*"/>
    </style:style>
    <style:style style:name="Tabla18.A1" style:family="table-cell">
      <style:table-cell-properties fo:padding="0.097cm" fo:border="0.002cm solid #000000"/>
    </style:style>
    <style:style style:name="Tabla16" style:family="table">
      <style:table-properties style:width="16.999cm" table:align="margins"/>
    </style:style>
    <style:style style:name="Tabla16.A" style:family="table-column">
      <style:table-column-properties style:column-width="16.999cm" style:rel-column-width="65535*"/>
    </style:style>
    <style:style style:name="Tabla16.A1" style:family="table-cell">
      <style:table-cell-properties fo:padding="0.097cm" fo:border="0.002cm solid #000000"/>
    </style:style>
    <style:style style:name="Tabla17" style:family="table">
      <style:table-properties style:width="16.999cm" table:align="margins"/>
    </style:style>
    <style:style style:name="Tabla17.A" style:family="table-column">
      <style:table-column-properties style:column-width="16.999cm" style:rel-column-width="65535*"/>
    </style:style>
    <style:style style:name="Tabla17.A1" style:family="table-cell">
      <style:table-cell-properties fo:padding="0.097cm" fo:border="0.002cm solid #000000"/>
    </style:style>
    <style:style style:name="Tabla30" style:family="table">
      <style:table-properties style:width="16.999cm" table:align="margins"/>
    </style:style>
    <style:style style:name="Tabla30.A" style:family="table-column">
      <style:table-column-properties style:column-width="16.999cm" style:rel-column-width="65535*"/>
    </style:style>
    <style:style style:name="Tabla30.A1" style:family="table-cell">
      <style:table-cell-properties fo:padding="0.097cm" fo:border="0.002cm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16.999cm" style:rel-column-width="65535*"/>
    </style:style>
    <style:style style:name="Tabla2.A1" style:family="table-cell">
      <style:table-cell-properties fo:padding="0.097cm" fo:border="0.002cm solid #000000"/>
    </style:style>
    <style:style style:name="Tabla22" style:family="table">
      <style:table-properties style:width="16.999cm" table:align="margins"/>
    </style:style>
    <style:style style:name="Tabla22.A" style:family="table-column">
      <style:table-column-properties style:column-width="16.999cm" style:rel-column-width="65535*"/>
    </style:style>
    <style:style style:name="Tabla22.A1" style:family="table-cell">
      <style:table-cell-properties style:vertical-align="bottom" fo:padding="0.097cm" fo:border="0.002cm solid #000000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16.999cm" style:rel-column-width="65535*"/>
    </style:style>
    <style:style style:name="Tabla3.A1" style:family="table-cell">
      <style:table-cell-properties fo:padding="0.097cm" fo:border="0.002cm solid #000000"/>
    </style:style>
    <style:style style:name="Tabla4" style:family="table">
      <style:table-properties style:width="16.999cm" table:align="margins"/>
    </style:style>
    <style:style style:name="Tabla4.A" style:family="table-column">
      <style:table-column-properties style:column-width="8.498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B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002cm solid #000000"/>
    </style:style>
    <style:style style:name="Tabla14" style:family="table">
      <style:table-properties style:width="16.999cm" table:align="margins"/>
    </style:style>
    <style:style style:name="Tabla14.A" style:family="table-column">
      <style:table-column-properties style:column-width="16.999cm" style:rel-column-width="65535*"/>
    </style:style>
    <style:style style:name="Tabla14.A1" style:family="table-cell">
      <style:table-cell-properties fo:padding="0.097cm" fo:border="0.002cm solid #000000"/>
    </style:style>
    <style:style style:name="Tabla15" style:family="table">
      <style:table-properties style:width="16.999cm" table:align="margins"/>
    </style:style>
    <style:style style:name="Tabla15.A" style:family="table-column">
      <style:table-column-properties style:column-width="16.999cm" style:rel-column-width="65535*"/>
    </style:style>
    <style:style style:name="Tabla15.A1" style:family="table-cell">
      <style:table-cell-properties fo:padding="0.097cm" fo:border="0.002cm solid #000000"/>
    </style:style>
    <style:style style:name="Tabla7" style:family="table">
      <style:table-properties style:width="16.999cm" table:align="margins"/>
    </style:style>
    <style:style style:name="Tabla7.A" style:family="table-column">
      <style:table-column-properties style:column-width="16.999cm" style:rel-column-width="65535*"/>
    </style:style>
    <style:style style:name="Tabla7.A1" style:family="table-cell">
      <style:table-cell-properties fo:padding="0.097cm" fo:border="0.002cm solid #000000"/>
    </style:style>
    <style:style style:name="Tabla6" style:family="table">
      <style:table-properties style:width="16.999cm" table:align="margins"/>
    </style:style>
    <style:style style:name="Tabla6.A" style:family="table-column">
      <style:table-column-properties style:column-width="16.999cm" style:rel-column-width="65535*"/>
    </style:style>
    <style:style style:name="Tabla6.A1" style:family="table-cell">
      <style:table-cell-properties fo:padding="0.097cm" fo:border="0.002cm solid #000000"/>
    </style:style>
    <style:style style:name="Tabla25" style:family="table">
      <style:table-properties style:width="16.999cm" table:align="margins"/>
    </style:style>
    <style:style style:name="Tabla25.A" style:family="table-column">
      <style:table-column-properties style:column-width="16.999cm" style:rel-column-width="65535*"/>
    </style:style>
    <style:style style:name="Tabla25.A1" style:family="table-cell">
      <style:table-cell-properties fo:padding="0.097cm" fo:border="0.002cm solid #000000"/>
    </style:style>
    <style:style style:name="Tabla24" style:family="table">
      <style:table-properties style:width="16.999cm" table:align="margins"/>
    </style:style>
    <style:style style:name="Tabla24.A" style:family="table-column">
      <style:table-column-properties style:column-width="16.999cm" style:rel-column-width="65535*"/>
    </style:style>
    <style:style style:name="Tabla24.A1" style:family="table-cell">
      <style:table-cell-properties fo:padding="0.097cm" fo:border="0.002cm solid #000000"/>
    </style:style>
    <style:style style:name="Tabla13" style:family="table">
      <style:table-properties style:width="16.999cm" table:align="margins"/>
    </style:style>
    <style:style style:name="Tabla13.A" style:family="table-column">
      <style:table-column-properties style:column-width="16.999cm" style:rel-column-width="65535*"/>
    </style:style>
    <style:style style:name="Tabla13.A1" style:family="table-cell">
      <style:table-cell-properties fo:padding="0.097cm" fo:border="0.002cm solid #000000"/>
    </style:style>
    <style:style style:name="Tabla26" style:family="table">
      <style:table-properties style:width="16.999cm" table:align="margins"/>
    </style:style>
    <style:style style:name="Tabla26.A" style:family="table-column">
      <style:table-column-properties style:column-width="16.999cm" style:rel-column-width="65535*"/>
    </style:style>
    <style:style style:name="Tabla26.A1" style:family="table-cell">
      <style:table-cell-properties fo:padding="0.097cm" fo:border="0.002cm solid #000000"/>
    </style:style>
    <style:style style:name="Tabla12" style:family="table">
      <style:table-properties style:width="16.999cm" table:align="margins"/>
    </style:style>
    <style:style style:name="Tabla12.A" style:family="table-column">
      <style:table-column-properties style:column-width="16.999cm" style:rel-column-width="65535*"/>
    </style:style>
    <style:style style:name="Tabla12.A1" style:family="table-cell">
      <style:table-cell-properties fo:padding="0.097cm" fo:border="0.002cm solid #000000"/>
    </style:style>
    <style:style style:name="Tabla27" style:family="table">
      <style:table-properties style:width="16.999cm" table:align="margins"/>
    </style:style>
    <style:style style:name="Tabla27.A" style:family="table-column">
      <style:table-column-properties style:column-width="16.999cm" style:rel-column-width="65535*"/>
    </style:style>
    <style:style style:name="Tabla27.A1" style:family="table-cell">
      <style:table-cell-properties fo:padding="0.097cm" fo:border="0.002cm solid #000000"/>
    </style:style>
    <style:style style:name="Tabla33" style:family="table">
      <style:table-properties style:width="16.999cm" table:align="margins"/>
    </style:style>
    <style:style style:name="Tabla33.A" style:family="table-column">
      <style:table-column-properties style:column-width="16.999cm" style:rel-column-width="65535*"/>
    </style:style>
    <style:style style:name="Tabla33.A1" style:family="table-cell">
      <style:table-cell-properties fo:padding="0.097cm" fo:border="0.002cm solid #000000"/>
    </style:style>
    <style:style style:name="Tabla28" style:family="table">
      <style:table-properties style:width="16.999cm" table:align="margins"/>
    </style:style>
    <style:style style:name="Tabla28.A" style:family="table-column">
      <style:table-column-properties style:column-width="16.999cm" style:rel-column-width="65535*"/>
    </style:style>
    <style:style style:name="Tabla28.A1" style:family="table-cell">
      <style:table-cell-properties fo:padding="0.097cm" fo:border="0.002cm solid #000000"/>
    </style:style>
    <style:style style:name="Tabla29" style:family="table">
      <style:table-properties style:width="16.999cm" table:align="margins"/>
    </style:style>
    <style:style style:name="Tabla29.A" style:family="table-column">
      <style:table-column-properties style:column-width="16.999cm" style:rel-column-width="65535*"/>
    </style:style>
    <style:style style:name="Tabla29.A1" style:family="table-cell">
      <style:table-cell-properties fo:padding="0.097cm" fo:border="0.002cm solid #000000"/>
    </style:style>
    <style:style style:name="Tabla31" style:family="table">
      <style:table-properties style:width="16.999cm" table:align="margins"/>
    </style:style>
    <style:style style:name="Tabla31.A" style:family="table-column">
      <style:table-column-properties style:column-width="16.999cm" style:rel-column-width="65535*"/>
    </style:style>
    <style:style style:name="Tabla31.A1" style:family="table-cell">
      <style:table-cell-properties fo:padding="0.097cm" fo:border="0.002cm solid #000000"/>
    </style:style>
    <style:style style:name="Tabla32" style:family="table">
      <style:table-properties style:width="16.999cm" table:align="margins"/>
    </style:style>
    <style:style style:name="Tabla32.A" style:family="table-column">
      <style:table-column-properties style:column-width="16.999cm" style:rel-column-width="65535*"/>
    </style:style>
    <style:style style:name="Tabla32.A1" style:family="table-cell">
      <style:table-cell-properties fo:padding="0.097cm" fo:border="0.002cm solid #000000"/>
    </style:style>
    <style:style style:name="Tabla11" style:family="table">
      <style:table-properties style:width="16.999cm" table:align="margins"/>
    </style:style>
    <style:style style:name="Tabla11.A" style:family="table-column">
      <style:table-column-properties style:column-width="16.999cm" style:rel-column-width="65535*"/>
    </style:style>
    <style:style style:name="Tabla11.A1" style:family="table-cell">
      <style:table-cell-properties fo:padding="0.097cm" fo:border="0.002cm solid #000000"/>
    </style:style>
    <style:style style:name="Tabla8" style:family="table">
      <style:table-properties style:width="16.999cm" table:align="margins"/>
    </style:style>
    <style:style style:name="Tabla8.A" style:family="table-column">
      <style:table-column-properties style:column-width="16.999cm" style:rel-column-width="65535*"/>
    </style:style>
    <style:style style:name="Tabla8.A1" style:family="table-cell">
      <style:table-cell-properties fo:padding="0.097cm" fo:border="0.002cm solid #000000"/>
    </style:style>
    <style:style style:name="Tabla23" style:family="table">
      <style:table-properties style:width="16.999cm" table:align="margins"/>
    </style:style>
    <style:style style:name="Tabla23.A" style:family="table-column">
      <style:table-column-properties style:column-width="16.999cm" style:rel-column-width="65535*"/>
    </style:style>
    <style:style style:name="Tabla23.A1" style:family="table-cell">
      <style:table-cell-properties fo:padding="0.097cm" fo:border="0.002cm solid #000000"/>
    </style:style>
    <style:style style:name="Tabla9" style:family="table">
      <style:table-properties style:width="16.999cm" table:align="margins"/>
    </style:style>
    <style:style style:name="Tabla9.A" style:family="table-column">
      <style:table-column-properties style:column-width="16.999cm" style:rel-column-width="65535*"/>
    </style:style>
    <style:style style:name="Tabla9.A1" style:family="table-cell">
      <style:table-cell-properties fo:padding="0.097cm" fo:border="0.002cm solid #000000"/>
    </style:style>
    <style:style style:name="Tabla10" style:family="table">
      <style:table-properties style:width="16.999cm" table:align="margins"/>
    </style:style>
    <style:style style:name="Tabla10.A" style:family="table-column">
      <style:table-column-properties style:column-width="16.999cm" style:rel-column-width="65535*"/>
    </style:style>
    <style:style style:name="Tabla10.A1" style:family="table-cell">
      <style:table-cell-properties fo:padding="0.097cm" fo:border="0.002cm solid #000000"/>
    </style:style>
    <style:style style:name="Tabla34" style:family="table">
      <style:table-properties style:width="16.999cm" table:align="margins"/>
    </style:style>
    <style:style style:name="Tabla34.A" style:family="table-column">
      <style:table-column-properties style:column-width="16.999cm" style:rel-column-width="65535*"/>
    </style:style>
    <style:style style:name="Tabla34.A1" style:family="table-cell">
      <style:table-cell-properties fo:padding="0.097cm" fo:border="0.002cm solid #000000"/>
    </style:style>
    <style:style style:name="P1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" style:family="paragraph" style:parent-style-name="Table_20_Contents"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3" style:family="paragraph" style:parent-style-name="Table_20_Contents">
      <style:text-properties style:font-name="Courier New" fo:font-size="10pt" style:font-size-asian="10pt" style:font-size-complex="10pt"/>
    </style:style>
    <style:style style:name="P4" style:family="paragraph" style:parent-style-name="Table_20_Contents">
      <style:text-properties style:font-name="Courier New" fo:font-size="9pt" fo:language="ca" fo:country="ES" style:font-size-asian="9pt" style:language-asian="zxx" style:country-asian="none" style:font-size-complex="9pt" style:language-complex="zxx" style:country-complex="none"/>
    </style:style>
    <style:style style:name="P5" style:family="paragraph" style:parent-style-name="Table_20_Contents">
      <style:text-properties style:font-name="Courier New" fo:font-size="9pt" fo:language="zxx" fo:country="none" style:font-size-asian="9pt" style:language-asian="zxx" style:country-asian="none" style:font-size-complex="9pt" style:language-complex="zxx" style:country-complex="none"/>
    </style:style>
    <style:style style:name="P6" style:family="paragraph" style:parent-style-name="Table_20_Contents">
      <style:text-properties style:font-name="Courier New" fo:language="zxx" fo:country="none" style:language-asian="zxx" style:country-asian="none" style:language-complex="zxx" style:country-complex="none"/>
    </style:style>
    <style:style style:name="P7" style:family="paragraph" style:parent-style-name="Table_20_Contents">
      <style:text-properties style:font-name="Courier New" fo:font-size="8pt" style:font-size-asian="8pt" style:font-size-complex="8pt"/>
    </style:style>
    <style:style style:name="P8" style:family="paragraph" style:parent-style-name="Table_20_Contents"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text-properties style:font-name="Courier New" fo:font-size="9pt" fo:language="ca" fo:country="ES" style:font-size-asian="9pt" style:language-asian="zxx" style:country-asian="none" style:font-size-complex="9pt" style:language-complex="zxx" style:country-complex="none"/>
    </style:style>
    <style:style style:name="P10" style:family="paragraph" style:parent-style-name="Standard"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11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2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13" style:family="paragraph" style:parent-style-name="Standard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14" style:family="paragraph" style:parent-style-name="Standard">
      <style:paragraph-properties>
        <style:tab-stops>
          <style:tab-stop style:position="-0.476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15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16" style:family="paragraph" style:parent-style-name="Standard">
      <style:text-properties fo:language="ca" fo:country="ES" fo:background-color="transparent" style:language-asian="zxx" style:country-asian="none" style:language-complex="zxx" style:country-complex="none"/>
    </style:style>
    <style:style style:name="P17" style:family="paragraph" style:parent-style-name="Standard">
      <style:text-properties fo:font-size="16pt" fo:language="ca" fo:country="ES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8" style:family="paragraph" style:parent-style-name="Standard">
      <style:text-properties fo:font-size="20pt" fo:language="ca" fo:country="ES" style:text-underline-style="solid" style:text-underline-width="auto" style:text-underline-color="font-color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19" style:family="paragraph" style:parent-style-name="Standard">
      <style:paragraph-properties>
        <style:tab-stops>
          <style:tab-stop style:position="-0.476cm"/>
        </style:tab-stops>
      </style:paragraph-properties>
    </style:style>
    <style:style style:name="P20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1" style:family="paragraph" style:parent-style-name="Standard">
      <style:paragraph-properties fo:margin-left="4.498cm" fo:margin-right="0cm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22" style:family="paragraph" style:parent-style-name="Preformatted_20_Text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23" style:family="paragraph" style:parent-style-name="Standard">
      <style:paragraph-properties fo:margin-left="0cm" fo:margin-right="0cm" fo:margin-top="0.101cm" fo:margin-bottom="0.101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24" style:family="paragraph" style:parent-style-name="Standard">
      <style:paragraph-properties fo:margin-left="0cm" fo:margin-right="0cm" fo:margin-top="0.101cm" fo:margin-bottom="0.101cm" fo:text-indent="0cm" style:auto-text-indent="false">
        <style:tab-stops>
          <style:tab-stop style:position="0.026cm"/>
        </style:tab-stops>
      </style:paragraph-properties>
      <style:text-properties style:font-name="Courier New" fo:font-size="9pt" fo:language="zxx" fo:country="none" style:font-size-asian="9pt" style:language-asian="zxx" style:country-asian="none" style:font-size-complex="9pt" style:language-complex="zxx" style:country-complex="none"/>
    </style:style>
    <style:style style:name="P25" style:family="paragraph" style:parent-style-name="Standard">
      <style:paragraph-properties fo:margin-left="0cm" fo:margin-right="0cm" fo:margin-top="0.101cm" fo:margin-bottom="0.101cm" fo:text-indent="0cm" style:auto-text-indent="false">
        <style:tab-stops/>
      </style:paragraph-properties>
      <style:text-properties style:font-name="Courier New" fo:font-size="9pt" fo:language="zxx" fo:country="none" style:font-size-asian="9pt" style:language-asian="zxx" style:country-asian="none" style:font-size-complex="9pt" style:language-complex="zxx" style:country-complex="none"/>
    </style:style>
    <style:style style:name="P26" style:family="paragraph" style:parent-style-name="Standard">
      <style:paragraph-properties fo:margin-left="0cm" fo:margin-right="0cm" fo:margin-top="0.101cm" fo:margin-bottom="0.101cm" fo:text-indent="0cm" style:auto-text-indent="false">
        <style:tab-stops/>
      </style:paragraph-properties>
      <style:text-properties style:font-name="Courier New" fo:font-size="9pt" fo:language="zxx" fo:country="none" fo:font-weight="normal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27" style:family="paragraph" style:parent-style-name="Preformatted_20_Text">
      <style:paragraph-properties fo:margin-left="0cm" fo:margin-right="0cm" fo:margin-top="0.101cm" fo:margin-bottom="0.101cm" fo:text-indent="0cm" style:auto-text-indent="false">
        <style:tab-stops>
          <style:tab-stop style:position="0.026cm"/>
        </style:tab-stops>
      </style:paragraph-properties>
      <style:text-properties style:font-name="Courier New" fo:font-size="9pt" fo:language="zxx" fo:country="none" style:font-size-asian="9pt" style:language-asian="zxx" style:country-asian="none" style:font-size-complex="9pt" style:language-complex="zxx" style:country-complex="none"/>
    </style:style>
    <style:style style:name="P28" style:family="paragraph" style:parent-style-name="Preformatted_20_Text">
      <style:paragraph-properties fo:margin-left="0cm" fo:margin-right="0cm" fo:margin-top="0.101cm" fo:margin-bottom="0.101cm" fo:text-indent="0cm" style:auto-text-indent="false">
        <style:tab-stops/>
      </style:paragraph-properties>
      <style:text-properties style:font-name="Courier New" fo:font-size="9pt" fo:language="zxx" fo:country="none" fo:font-weight="normal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29" style:family="paragraph" style:parent-style-name="Text_20_body">
      <style:text-properties style:font-name="Courier New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P30" style:family="paragraph" style:parent-style-name="Text_20_body">
      <style:paragraph-properties fo:text-align="start" style:justify-single-word="false"/>
      <style:text-properties style:font-name="Courier New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P31" style:family="paragraph" style:parent-style-name="Text_20_body">
      <style:paragraph-properties fo:text-align="start" style:justify-single-word="false"/>
      <style:text-properties style:font-name="Courier New" fo:font-size="10.5pt" fo:language="zxx" fo:country="none" fo:background-color="#ffff00" style:font-size-asian="10.5pt" style:language-asian="zxx" style:country-asian="none" style:font-size-complex="10.5pt" style:language-complex="zxx" style:country-complex="none"/>
    </style:style>
    <style:style style:name="P32" style:family="paragraph" style:parent-style-name="Text_20_body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3" style:family="paragraph" style:parent-style-name="Text_20_body">
      <style:text-properties fo:language="ca" fo:country="ES" style:language-asian="zxx" style:country-asian="none" style:language-complex="zxx" style:country-complex="none"/>
    </style:style>
    <style:style style:name="P34" style:family="paragraph" style:parent-style-name="Text_20_body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35" style:family="paragraph" style:parent-style-name="Text_20_body">
      <style:paragraph-properties fo:text-align="start" style:justify-single-word="false"/>
      <style:text-properties fo:language="ca" fo:country="ES" fo:font-weight="bold" style:language-asian="zxx" style:country-asian="none" style:font-weight-asian="bold" style:language-complex="zxx" style:country-complex="none" style:font-weight-complex="bold"/>
    </style:style>
    <style:style style:name="P36" style:family="paragraph" style:parent-style-name="Text_20_body">
      <style:paragraph-properties fo:break-before="page"/>
      <style:text-properties style:font-name="Courier New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P37" style:family="paragraph" style:parent-style-name="Standard">
      <style:paragraph-properties fo:break-before="page"/>
      <style:text-properties fo:language="ca" fo:country="ES" style:language-asian="zxx" style:country-asian="none" style:language-complex="zxx" style:country-complex="none"/>
    </style:style>
    <style:style style:name="P38" style:family="paragraph" style:parent-style-name="Standard">
      <style:paragraph-properties fo:margin-left="2.469cm" fo:margin-right="-0.018cm" fo:text-indent="0cm" style:auto-text-indent="false">
        <style:tab-stops>
          <style:tab-stop style:position="-0.476cm"/>
        </style:tab-stops>
      </style:paragraph-properties>
    </style:style>
    <style:style style:name="P39" style:family="paragraph" style:parent-style-name="Standard">
      <style:paragraph-properties fo:margin-left="1.305cm" fo:margin-right="-0.018cm" fo:text-indent="0cm" style:auto-text-indent="false">
        <style:tab-stops/>
      </style:paragraph-properties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0" style:family="paragraph" style:parent-style-name="Standard">
      <style:paragraph-properties fo:margin-left="1.332cm" fo:margin-right="-0.018cm" fo:text-indent="0cm" style:auto-text-indent="false">
        <style:tab-stops/>
      </style:paragraph-properties>
      <style:text-properties style:font-name="Courier New" fo:language="zxx" fo:country="none" style:language-asian="zxx" style:country-asian="none" style:language-complex="zxx" style:country-complex="none"/>
    </style:style>
    <style:style style:name="P41" style:family="paragraph" style:parent-style-name="Preformatted_20_Text">
      <style:paragraph-properties fo:margin-left="1.438cm" fo:margin-right="-0.018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42" style:family="paragraph" style:parent-style-name="Preformatted_20_Text">
      <style:paragraph-properties fo:margin-left="1.49cm" fo:margin-right="-0.018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4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44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45" style:family="paragraph" style:parent-style-name="Standard">
      <style:paragraph-properties fo:margin-left="1.358cm" fo:margin-right="-0.018cm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46" style:family="paragraph" style:parent-style-name="Standard">
      <style:paragraph-properties fo:margin-left="0.741cm" fo:margin-right="0cm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47" style:family="paragraph" style:parent-style-name="Standard">
      <style:paragraph-properties fo:margin-left="2.073cm" fo:margin-right="-0.018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48" style:family="paragraph" style:parent-style-name="Preformatted_20_Text">
      <style:paragraph-properties fo:margin-left="2.178cm" fo:margin-right="-0.018cm" fo:text-indent="-0.026cm" style:auto-text-indent="false">
        <style:tab-stops>
          <style:tab-stop style:position="0.026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49" style:family="paragraph" style:parent-style-name="Text_20_body" style:list-style-name="L1">
      <style:text-properties fo:language="ca" fo:country="ES" style:language-asian="zxx" style:country-asian="none" style:language-complex="zxx" style:country-complex="none"/>
    </style:style>
    <style:style style:name="P50" style:family="paragraph" style:parent-style-name="Preformatted_20_Text" style:list-style-name="L1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51" style:family="paragraph" style:parent-style-name="Preformatted_20_Text" style:list-style-name="L1">
      <style:paragraph-properties>
        <style:tab-stops>
          <style:tab-stop style:position="0.026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52" style:family="paragraph" style:parent-style-name="Standard" style:list-style-name="L1"/>
    <style:style style:name="P53" style:family="paragraph" style:parent-style-name="Standard" style:list-style-name="L1">
      <style:text-properties fo:language="ca" fo:country="ES" style:language-asian="zxx" style:country-asian="none" style:language-complex="zxx" style:country-complex="none"/>
    </style:style>
    <style:style style:name="P54" style:family="paragraph" style:parent-style-name="Standard" style:list-style-name="L1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55" style:family="paragraph" style:parent-style-name="Standard" style:list-style-name="L1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56" style:family="paragraph" style:parent-style-name="Standard" style:list-style-name="L2">
      <style:text-properties fo:language="ca" fo:country="ES" style:language-asian="zxx" style:country-asian="none" style:language-complex="zxx" style:country-complex="none"/>
    </style:style>
    <style:style style:name="P57" style:family="paragraph" style:parent-style-name="Standard" style:list-style-name="L1">
      <style:paragraph-properties fo:text-align="start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58" style:family="paragraph" style:parent-style-name="Standard" style:list-style-name="L1">
      <style:paragraph-properties>
        <style:tab-stops>
          <style:tab-stop style:position="-0.476cm"/>
        </style:tab-stops>
      </style:paragraph-properties>
    </style:style>
    <style:style style:name="P59" style:family="paragraph" style:parent-style-name="Standard" style:list-style-name="L1">
      <style:paragraph-properties>
        <style:tab-stops/>
      </style:paragraph-properties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60" style:family="paragraph" style:parent-style-name="Standard" style:list-style-name="L2"/>
    <style:style style:name="P61" style:family="paragraph" style:parent-style-name="Standard" style:list-style-name="L1">
      <style:paragraph-properties fo:margin-left="0.609cm" fo:margin-right="0cm" fo:text-indent="-0.635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62" style:family="paragraph" style:parent-style-name="Standard" style:list-style-name="L1">
      <style:paragraph-properties fo:margin-left="0.617cm" fo:margin-right="-0.018cm" fo:text-indent="-0.635cm" style:auto-text-indent="false">
        <style:tab-stops/>
      </style:paragraph-properties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T3" style:family="text">
      <style:text-properties style:font-name="Courier New" fo:font-size="9pt" fo:language="ca" fo:country="ES" style:font-size-asian="9pt" style:language-asian="zxx" style:country-asian="none" style:font-size-complex="9pt" style:language-complex="zxx" style:country-complex="none"/>
    </style:style>
    <style:style style:name="T4" style:family="text">
      <style:text-properties style:font-name="Courier New" fo:font-size="9pt" fo:language="zxx" fo:country="none" style:font-size-asian="9pt" style:font-size-complex="9pt"/>
    </style:style>
    <style:style style:name="T5" style:family="text">
      <style:text-properties style:font-name="Courier New" fo:font-size="9pt" fo:language="zxx" fo:country="none" fo:font-weight="bold" style:font-size-asian="9pt" style:font-weight-asian="bold" style:font-size-complex="9pt" style:font-weight-complex="bold"/>
    </style:style>
    <style:style style:name="T6" style:family="text">
      <style:text-properties fo:font-size="10pt" fo:language="ca" fo:country="ES" style:font-size-asian="10pt" style:font-size-complex="10pt"/>
    </style:style>
    <style:style style:name="T7" style:family="text">
      <style:text-properties fo:font-size="10pt" fo:language="ca" fo:country="ES" fo:font-weight="normal" style:font-size-asian="10pt" style:font-weight-asian="normal" style:font-size-complex="10pt" style:font-weight-complex="normal"/>
    </style:style>
    <style:style style:name="T8" style:family="text">
      <style:text-properties fo:language="ca" fo:country="ES"/>
    </style:style>
    <style:style style:name="T9" style:family="text">
      <style:text-properties fo:language="ca" fo:country="ES" style:language-asian="zxx" style:country-asian="none" style:language-complex="zxx" style:country-complex="none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language="zxx" fo:country="none"/>
    </style:style>
    <style:style style:name="T12" style:family="text">
      <style:text-properties fo:language="zxx" fo:country="none" style:language-asian="zxx" style:country-asian="none" style:language-complex="zxx" style:country-complex="none"/>
    </style:style>
    <style:style style:name="T13" style:family="text">
      <style:text-properties fo:font-size="9pt" fo:language="ca" fo:country="ES" style:font-size-asian="9pt" style:font-size-complex="9pt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style:font-name="Times New Roman" fo:language="ca" fo:country="ES" style:language-asian="zxx" style:country-asian="none" style:language-complex="zxx" style:country-complex="none"/>
    </style:style>
    <style:style style:name="T16" style:family="text">
      <style:text-properties style:font-name="Times New Roman" fo:font-size="9pt" fo:language="ca" fo:country="ES" style:font-size-asian="9pt" style:language-asian="zxx" style:country-asian="none" style:font-size-complex="9pt" style:language-complex="zxx" style:country-complex="none"/>
    </style:style>
    <style:style style:name="T17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prefix=" " style:num-suffix=".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.- " style:num-format="1" text:display-levels="2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Guia Ràpida d'Instal·lació de SISTRA</text:p>
      <text:p text:style-name="P12"/>
      <text:p text:style-name="P12"/>
      <text:p text:style-name="P12"/>
      <text:p text:style-name="P15"><text:tab/>Aquest document explicar com a partir d'un binari SISTRA o una compilació del codi de SISTRA, es pot instal·lar sobre un servidor jboss i el sistema gestor de bbdd.</text:p>
      <text:p text:style-name="P15"/>
      <text:p text:style-name="P43">(A) COMPILAT: S'han de seguir les instruccions de l'annex I d'aquest document.</text:p>
      <text:p text:style-name="P44"><text:span text:style-name="T9">(B) DESCARREGAR BINARI: Accedint al projecte sistra de sourceforge en podem descarregar el binaris corresponents. Per exemple accedir via web a la següent adreça </text:span><text:a xlink:type="simple" xlink:href="http://sourceforge.net/projects/sistra/files/sistra-1.1/sistra.-1.1.1/bin/">http://sourceforge.net/projects/sistra/files/sistra-1.1/sistra.-1.1.1/bin/</text:a> <text:span text:style-name="T9">i descarregar el fitxer sistra-1.1.1_postgresql_jaas.zip o sistra-1.1.1_oracle_jaas.zip, segons la BBDD que tinguem. Després descomprimir el zip en l'arrel del nostre home.</text:span></text:p>
      <text:p text:style-name="P12"/>
      <text:p text:style-name="P12"/>
      <text:p text:style-name="P12">Aquí s'enumeren la llista d'accions per posar en marxa un sistema SISTRA:</text:p>
      <text:p text:style-name="P12"/>
      <text:list xml:id="list29286309" text:style-name="L1">
        <text:list-item>
          <text:p text:style-name="P53">Copiar commons-codec-1.3.jar a /usr/local/jboss-3.2.8.SP1/server/default/lib.</text:p>
          <text:p text:style-name="P53"/>
        </text:list-item>
      </text:list>
      <table:table table:name="Tabla19" table:style-name="Tabla19">
        <table:table-column table:style-name="Tabla19.A"/>
        <table:table-row>
          <table:table-cell table:style-name="Tabla19.A1" office:value-type="string">
            <text:p text:style-name="Standard"><text:span text:style-name="T9"><text:s/></text:span><text:span text:style-name="T3"><text:s text:c="3"/>$ sudo cp ~/sistra/lib/commons-codec-1.3.jar <text:s/>/usr/local/jboss-3.2.8.SP1/server/default/lib</text:span></text:p>
          </table:table-cell>
        </table:table-row>
      </table:table>
      <text:p text:style-name="P12"/>
      <text:list xml:id="list29284698" text:continue-numbering="true" text:style-name="L1">
        <text:list-item>
          <text:p text:style-name="P53">Actualitzar arxius de xerces:</text:p>
        </text:list-item>
      </text:list>
      <text:p text:style-name="P12"/>
      <table:table table:name="Tabla20" table:style-name="Tabla20">
        <table:table-column table:style-name="Tabla20.A"/>
        <table:table-row>
          <table:table-cell table:style-name="Tabla20.A1" office:value-type="string">
            <text:p text:style-name="P9"><text:s text:c="3"/>$ sudo cp ~/sistra/doc/resources/xerces2.7.1/* /usr/local/jboss-3.2.8.SP1/lib/endorsed/</text:p>
          </table:table-cell>
        </table:table-row>
      </table:table>
      <text:p text:style-name="P12"/>
      <text:list xml:id="list29304768" text:continue-numbering="true" text:style-name="L1">
        <text:list-item>
          <text:p text:style-name="P53">Actualizació librería SAAJ</text:p>
        </text:list-item>
      </text:list>
      <table:table table:name="Tabla21" table:style-name="Tabla21">
        <table:table-column table:style-name="Tabla21.A"/>
        <table:table-row>
          <table:table-cell table:style-name="Tabla21.A1" office:value-type="string">
            <text:p text:style-name="P9">$ sudo rm /usr/local/jboss-3.2.8.SP1/server/default/lib/jboss-saaj.jar </text:p>
            <text:p text:style-name="P9">$ sudo cp ~/sistra/lib/saaj-api.jar /usr/local/jboss-3.2.8.SP1/server/default/lib/</text:p>
            <text:p text:style-name="P9">$ sudo cp ~/sistra/lib/saaj-impl.jar /usr/local/jboss-3.2.8.SP1/server/default/lib/</text:p>
          </table:table-cell>
        </table:table-row>
      </table:table>
      <text:p text:style-name="P12"/>
      <text:list xml:id="list29274323" text:continue-numbering="true" text:style-name="L1">
        <text:list-item>
          <text:p text:style-name="P53">Editar el fitxer <text:s/><text:span text:style-name="T11">/usr/local/jboss-3.2.8.SP1/server/default/conf/jboss-service.xml:</text:span></text:p>
        </text:list-item>
      </text:list>
      <text:p text:style-name="P20"/>
      <text:list xml:id="list29294522" text:continue-numbering="true" text:style-name="L1">
        <text:list-item>
          <text:list>
            <text:list-item>
              <text:p text:style-name="P53">Modificar la línia afegint "deploysistra/":</text:p>
            </text:list-item>
          </text:list>
        </text:list-item>
      </text:list>
      <text:p text:style-name="P1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">ACTUAL</text:p>
          </table:table-cell>
          <table:table-cell table:style-name="Tabla1.B1" office:value-type="string">
            <text:p text:style-name="P8">MODIFICAT</text:p>
          </table:table-cell>
        </table:table-row>
        <table:table-row>
          <table:table-cell table:style-name="Tabla1.A2" office:value-type="string">
            <text:p text:style-name="P6">&lt;attribute name="URLs"&gt;</text:p>
            <text:p text:style-name="P6"><text:s text:c="7"/>deploy/</text:p>
            <text:p text:style-name="P6"><text:s/>&lt;/attribute&gt;</text:p>
          </table:table-cell>
          <table:table-cell table:style-name="Tabla1.B2" office:value-type="string">
            <text:p text:style-name="P6">&lt;attribute name="URLs"&gt;</text:p>
            <text:p text:style-name="P6"><text:s text:c="7"/>deploy/, <text:span text:style-name="T1">deploysistra/</text:span></text:p>
            <text:p text:style-name="P6"><text:s/>&lt;/attribute&gt;</text:p>
          </table:table-cell>
        </table:table-row>
      </table:table>
      <text:p text:style-name="P12"/>
      <text:p text:style-name="P12">I crear el nou directori deploysistra:</text:p>
      <text:p text:style-name="P12"/>
      <table:table table:name="Tabla18" table:style-name="Tabla18">
        <table:table-column table:style-name="Tabla18.A"/>
        <table:table-row>
          <table:table-cell table:style-name="Tabla18.A1" office:value-type="string">
            <text:p text:style-name="P11">$ sudo mkdir -p /usr/local/jboss-3.2.8.SP1/server/default/deploysistra</text:p>
          </table:table-cell>
        </table:table-row>
      </table:table>
      <text:p text:style-name="P20"/>
      <text:list xml:id="list29278160" text:continue-numbering="true" text:style-name="L1">
        <text:list-item>
          <text:list>
            <text:list-item>
              <text:p text:style-name="P53">Indicar ubicació fitxers de propietats. <text:s/>Afegir el següent codi al final del fitxer (abans de &lt;/server&gt;):</text:p>
            </text:list-item>
          </text:list>
        </text:list-item>
      </text:list>
      <text:p text:style-name="P12"/>
      <table:table table:name="Tabla16" table:style-name="Tabla16">
        <table:table-column table:style-name="Tabla16.A"/>
        <table:table-row>
          <table:table-cell table:style-name="Tabla16.A1" office:value-type="string">
            <text:p text:style-name="P1">&lt;mbean code="org.jboss.varia.property.SystemPropertiesService"</text:p>
            <text:p text:style-name="P1">name="jboss:type=Service,name=BootProperties"&gt;</text:p>
            <text:p text:style-name="P1">&lt;attribute name="Properties"&gt;</text:p>
            <text:p text:style-name="P1"><text:soft-page-break/>&lt;!-- En /config_sistra/sistra estaran los archivos de configuracion --&gt;</text:p>
            <text:p text:style-name="P1">ad.path.properties=/config-sistra/</text:p>
            <text:p text:style-name="P1">&lt;/attribute&gt;</text:p>
            <text:p text:style-name="P1">&lt;/mbean&gt;</text:p>
          </table:table-cell>
        </table:table-row>
      </table:table>
      <text:p text:style-name="P12"/>
      <text:p text:style-name="P12">Executar les següents comandes:</text:p>
      <text:p text:style-name="P12"/>
      <table:table table:name="Tabla17" table:style-name="Tabla17">
        <table:table-column table:style-name="Tabla17.A"/>
        <table:table-row>
          <table:table-cell table:style-name="Tabla17.A1" office:value-type="string">
            <text:p text:style-name="P2">$ <text:span text:style-name="T11">sudo mkdir /config-sistra</text:span></text:p>
            <text:p text:style-name="P1">$ sudo mkdir /config-sistra/sistra</text:p>
            <text:p text:style-name="P1">$ sudo cp <text:span text:style-name="T13">~/</text:span>sistra/doc/resources/config/sistra/* /config-sistra/sistra</text:p>
          </table:table-cell>
        </table:table-row>
      </table:table>
      <text:p text:style-name="P12"/>
      <text:list xml:id="list29292440" text:continue-numbering="true" text:style-name="L1">
        <text:list-item>
          <text:p text:style-name="P53">Afegir DISPLAY en Sistemes unix. En /usr/local/jboss-3.2.8.SP1/bin/run.sh afegir les següent línies:</text:p>
        </text:list-item>
      </text:list>
      <text:p text:style-name="P12"/>
      <table:table table:name="Tabla30" table:style-name="Tabla30">
        <table:table-column table:style-name="Tabla30.A"/>
        <table:table-row>
          <table:table-cell table:style-name="Tabla30.A1" office:value-type="string">
            <text:p text:style-name="P45">DISPLAY=:0.0</text:p>
            <text:p text:style-name="P45">export DISPLAY</text:p>
          </table:table-cell>
        </table:table-row>
      </table:table>
      <text:p text:style-name="P12"/>
      <text:list xml:id="list29273300" text:continue-numbering="true" text:style-name="L1">
        <text:list-item>
          <text:p text:style-name="P53">Afegir la següent entrada al final del fitxer /usr/local/jboss-3.2.8.SP1/server/default/deploy/jms/jbossmq-destinations-service.xml</text:p>
        </text:list-item>
      </text:list>
      <text:p text:style-name="P12"/>
      <table:table table:name="Tabla2" table:style-name="Tabla2">
        <table:table-column table:style-name="Tabla2.A"/>
        <table:table-row>
          <table:table-cell table:style-name="Tabla2.A1" office:value-type="string">
            <text:p text:style-name="P1">&lt;mbean code="org.jboss.mq.server.jmx.Queue"</text:p>
            <text:p text:style-name="P1">name="jboss.mq.destination:service=Queue,name=AvisadorBTE"&gt;</text:p>
            <text:p text:style-name="P1">&lt;depends optional-attribute-name="DestinationManager"&gt;jboss.mq:service=DestinationManager&lt;/depends&gt;</text:p>
            <text:p text:style-name="P1">&lt;!-- redelivery delay 30 [s] --&gt;</text:p>
            <text:p text:style-name="P1">&lt;attribute name="RedeliveryDelay"&gt;30000&lt;/attribute&gt;</text:p>
            <text:p text:style-name="P1">&lt;!-- unlimited redelivery --&gt;</text:p>
            <text:p text:style-name="P1">&lt;attribute name="RedeliveryLimit"&gt;3&lt;/attribute&gt;</text:p>
            <text:p text:style-name="P1">&lt;/mbean&gt;</text:p>
          </table:table-cell>
        </table:table-row>
      </table:table>
      <text:p text:style-name="P12"/>
      <text:p text:style-name="P12"/>
      <text:list xml:id="list29288792" text:continue-numbering="true" text:style-name="L1">
        <text:list-item>
          <text:p text:style-name="P53">Configurar Correu</text:p>
        </text:list-item>
      </text:list>
      <text:p text:style-name="P12"/>
      <text:p text:style-name="P12">(a) Copiar fitxer de service:</text:p>
      <table:table table:name="Tabla22" table:style-name="Tabla22">
        <table:table-column table:style-name="Tabla22.A"/>
        <table:table-row>
          <table:table-cell table:style-name="Tabla22.A1" office:value-type="string">
            <text:p text:style-name="P10"><text:s/>$sudo cp <text:span text:style-name="T14">~/</text:span>sistra/doc/resources/bbdd/datasources/mobtratel-mailTest-service.xml /usr/local/jboss-3.2.8.SP1/server/default/deploysistra/</text:p>
          </table:table-cell>
        </table:table-row>
      </table:table>
      <text:p text:style-name="P12"/>
      <text:p text:style-name="P12">(b) Editar el fitxer /usr/local/jboss-3.2.8.SP1/server/default/deploysistra/mobtratel-mailTest-service.xml i configurar-ho:</text:p>
      <text:p text:style-name="P12"/>
      <table:table table:name="Tabla3" table:style-name="Tabla3">
        <table:table-column table:style-name="Tabla3.A"/>
        <table:table-row>
          <table:table-cell table:style-name="Tabla3.A1" office:value-type="string">
            <text:p text:style-name="P1">&lt;!DOCTYPE server&gt;</text:p>
            <text:p text:style-name="P1">&lt;server&gt;</text:p>
            <text:p text:style-name="P1"><text:s text:c="2"/>&lt;mbean code="org.jboss.mail.MailService"</text:p>
            <text:p text:style-name="P1"><text:s text:c="6"/>name="jboss:service=MobtratelMailTest"&gt;</text:p>
            <text:p text:style-name="P1"><text:s text:c="6"/>&lt;attribute name="JNDIName"&gt;java:/es.caib.mobtratel.mailTest&lt;/attribute&gt; <text:s text:c="3"/></text:p>
            <text:p text:style-name="P1"><text:s text:c="4"/>&lt;attribute name="User"&gt;<text:span text:style-name="T1">anadal@ibit.org</text:span>&lt;/attribute&gt;</text:p>
            <text:p text:style-name="P1"><text:s text:c="4"/>&lt;attribute name="Password"&gt;<text:span text:style-name="T1">contrasenya</text:span>&lt;/attribute&gt; <text:s text:c="7"/></text:p>
            <text:p text:style-name="P1"><text:s text:c="4"/>&lt;attribute name="Configuration"&gt;</text:p>
            <text:p text:style-name="P1"><text:s text:c="8"/>&lt;configuration&gt;</text:p>
            <text:p text:style-name="P1"><text:s text:c="12"/>&lt;property name="mail.transport.protocol" value="smtp"/&gt;</text:p>
            <text:p text:style-name="P1"><text:s text:c="12"/>&lt;property name="mail.smtp.host" value="<text:span text:style-name="T1">smtp.mailserver.es</text:span>"/&gt; <text:s text:c="11"/></text:p>
            <text:p text:style-name="P1"><text:s text:c="12"/>&lt;property name="mail.from" value="<text:span text:style-name="T1">cuenta1@mailserver.es</text:span>"/&gt;</text:p>
            <text:p text:style-name="P1"><text:s text:c="12"/>&lt;property name="mail.debug" value="false"/&gt;</text:p>
            <text:p text:style-name="P1"><text:s text:c="12"/>&lt;property name="mail.smtp.auth" value="true"/&gt; </text:p>
            <text:p text:style-name="P1"><text:s text:c="8"/>&lt;/configuration&gt;</text:p>
            <text:p text:style-name="P1"><text:s text:c="4"/>&lt;/attribute&gt;</text:p>
            <text:p text:style-name="P1"><text:soft-page-break/><text:s text:c="2"/>&lt;/mbean&gt;</text:p>
            <text:p text:style-name="P1">&lt;/server&gt;</text:p>
          </table:table-cell>
        </table:table-row>
      </table:table>
      <text:p text:style-name="P12"/>
      <text:p text:style-name="P12"/>
      <text:p text:style-name="P12"/>
      <text:list xml:id="list29296991" text:continue-numbering="true" text:style-name="L1">
        <text:list-item>
          <text:p text:style-name="P53">Descomentar entrada dins el fitxer /usr/local/jboss-3.2.8.SP1/server/default/conf/jboss-service.xml</text:p>
        </text:list-item>
      </text:list>
      <text:p text:style-name="P12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4">ACTUAL</text:p>
          </table:table-cell>
          <table:table-cell table:style-name="Tabla4.B1" office:value-type="string">
            <text:p text:style-name="P4">MODIFICAT</text:p>
          </table:table-cell>
        </table:table-row>
        <table:table-row>
          <table:table-cell table:style-name="Tabla4.A2" office:value-type="string">
            <text:p text:style-name="P5">&lt;mbean code="org.jboss.tm.XidFactory"</text:p>
            <text:p text:style-name="P5"><text:s text:c="6"/>name="jboss:service=XidFactory"&gt;</text:p>
            <text:p text:style-name="P5"><text:s text:c="6"/>&lt;!--attribute name="Pad"&gt;true&lt;/attribute--&gt;</text:p>
            <text:p text:style-name="P5"><text:s text:c="3"/>&lt;/mbean&gt;</text:p>
          </table:table-cell>
          <table:table-cell table:style-name="Tabla4.B2" office:value-type="string">
            <text:p text:style-name="P5">&lt;mbean code="org.jboss.tm.XidFactory"</text:p>
            <text:p text:style-name="P5"><text:s text:c="6"/>name="jboss:service=XidFactory"&gt;</text:p>
            <text:p text:style-name="P5"><text:s text:c="6"/>&lt;attribute name="Pad"&gt;true&lt;/attribute&gt;</text:p>
            <text:p text:style-name="P5"><text:s text:c="3"/>&lt;/mbean&gt;</text:p>
          </table:table-cell>
        </table:table-row>
      </table:table>
      <text:p text:style-name="P12"/>
      <text:list xml:id="list29305352" text:continue-numbering="true" text:style-name="L1">
        <text:list-header>
          <text:p text:style-name="P53"/>
        </text:list-header>
        <text:list-item>
          <text:p text:style-name="P53">Configurar accés dels usuaris. Afegir al final del fitxer /usr/local/jboss-3.2.8.SP1/server/default/conf/login-config.xml abans de "&lt;/policy&gt;" la següent entrada:</text:p>
        </text:list-item>
      </text:list>
      <table:table table:name="Tabla5" table:style-name="Tabla5">
        <table:table-column table:style-name="Tabla5.A"/>
        <table:table-row>
          <table:table-cell table:style-name="Tabla5.A1" office:value-type="string">
            <text:p text:style-name="P5">&lt;application-policy name = "seycon"&gt;</text:p>
            <text:p text:style-name="P5">&lt;authentication&gt;</text:p>
            <text:p text:style-name="P5">&lt;login-module code = "es.caib.mock.loginModule.MockCertificateLoginModule"</text:p>
            <text:p text:style-name="P5">flag = "sufficient"&gt;</text:p>
            <text:p text:style-name="P5">&lt;module-option name="roleTothom"&gt;tothom&lt;/module-option&gt;</text:p>
            <text:p text:style-name="P5">&lt;/login-module&gt;</text:p>
            <text:p text:style-name="P5">&lt;login-module code = "es.caib.mock.loginModule.MockDatabaseLoginModule"</text:p>
            <text:p text:style-name="P5">flag = "sufficient"&gt;</text:p>
            <text:p text:style-name="P5">&lt;module-option name="unauthenticatedIdentity"&gt;nobody&lt;/module-option&gt;</text:p>
            <text:p text:style-name="P5">&lt;module-option name = "dsJndiName"&gt;java:/es.caib.mock.loginModule.db&lt;/module-option&gt;</text:p>
            <text:p text:style-name="P5">&lt;module-option name = "principalsQuery"&gt;SELECT USU_PASS,USU_NOM,USU_NIF FROM</text:p>
            <text:p text:style-name="P5">SC_WL_USUARI WHERE USU_CODI = ?&lt;/module-option&gt;</text:p>
            <text:p text:style-name="P5">&lt;module-option name = "rolesQuery"&gt;SELECT UGR_CODGRU, 'Roles' FROM SC_WL_USUGRU</text:p>
            <text:p text:style-name="P5">WHERE UGR_CODUSU = ?&lt;/module-option&gt;</text:p>
            <text:p text:style-name="P5">&lt;/login-module&gt;</text:p>
            <text:p text:style-name="P5">&lt;/authentication&gt;</text:p>
            <text:p text:style-name="P5">&lt;/application-policy&gt;</text:p>
          </table:table-cell>
        </table:table-row>
      </table:table>
      <text:p text:style-name="P16"/>
      <text:list xml:id="list29294993" text:continue-numbering="true" text:style-name="L1">
        <text:list-item>
          <text:p text:style-name="P57">Modificar el Tomcat per habilitar el single sign on entre les aplicacions. Per això hi ha que descomentar el valve que l'implementa el fitxer /usr/local/jboss-3.2.8.SP1/server/default/deploy/jbossweb-tomcat50.sar/server.xml </text:p>
          <text:p text:style-name="P54"/>
        </text:list-item>
      </text:list>
      <table:table table:name="Tabla14" table:style-name="Tabla14">
        <table:table-column table:style-name="Tabla14.A"/>
        <table:table-row>
          <table:table-cell table:style-name="Tabla14.A1" office:value-type="string">
            <text:p text:style-name="P32">&lt;Valve className="org.apache.catalina.authenticator.SingleSignOn" debug="0"/&gt;</text:p>
          </table:table-cell>
        </table:table-row>
      </table:table>
      <text:p text:style-name="P33"/>
      <text:list xml:id="list29285225" text:continue-numbering="true" text:style-name="L1">
        <text:list-item>
          <text:p text:style-name="P57">Hi ha que col·locar el jar loginModuleMOCK.jar en /server/default/lib. A més en aquest directori també es requereixen les llibreríes de bouncy castle pel maneig de certificats (bcmail.jar, bcprov.jar i bctsp.jar). Podem trobar aquestes llibreries en el directorio del projecte: ~/sistra/pluginsMOCK/lib. Són necessàries si s'empra el modul de login de test i el plugin de firma de test.</text:p>
        </text:list-item>
      </text:list>
      <text:p text:style-name="P33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5">$ cp <text:span text:style-name="T8">~/</text:span>sistra/pluginsMOCK/product/lib/loginModuleMOCK.jar <text:s/>/usr/local/jboss-3.2.8.SP1/server/default/lib</text:p>
            <text:p text:style-name="P5">$ cp <text:span text:style-name="T8">~/</text:span>sistra/pluginsMOCK/lib/bcmail.jar /usr/local/jboss-3.2.8.SP1/server/default/lib</text:p>
            <text:p text:style-name="P5">$ cp <text:span text:style-name="T8">~/</text:span>sistra/pluginsMOCK/lib/bcprov.jar <text:s/>/usr/local/jboss-3.2.8.SP1/server/default/lib</text:p>
            <text:p text:style-name="P5">$ cp <text:span text:style-name="T8">~/</text:span>sistra/pluginsMOCK/lib/bctsp.jar <text:s/>/usr/local/jboss-3.2.8.SP1/server/default/lib</text:p>
          </table:table-cell>
        </table:table-row>
      </table:table>
      <text:p text:style-name="P12"/>
      <text:p text:style-name="P12"/>
      <text:list xml:id="list29279668" text:continue-numbering="true" text:style-name="L1">
        <text:list-item>
          <text:p text:style-name="P49">Copiar ears a deploysistra</text:p>
        </text:list-item>
      </text:list>
      <table:table table:name="Tabla7" table:style-name="Tabla7">
        <table:table-column table:style-name="Tabla7.A"/>
        <text:soft-page-break/>
        <table:table-row>
          <table:table-cell table:style-name="Tabla7.A1" office:value-type="string">
            <text:p text:style-name="P29">$ sudo cp <text:span text:style-name="T13">~/</text:span>sistra/product/ear/1-sistra.ear <text:s/>/usr/local/jboss-3.2.8.SP1/server/default/deploysistra/</text:p>
            <text:p text:style-name="P29">$ sudo cp <text:span text:style-name="T13">~/</text:span>sistra/pluginsMOCK/product/ear/2-modul-pluginsMOCK.ear /usr/local/jboss-3.2.8.SP1/server/default/deploysistra/</text:p>
          </table:table-cell>
        </table:table-row>
      </table:table>
      <text:p text:style-name="P12"/>
      <text:list xml:id="list29299660" text:continue-numbering="true" text:style-name="L1">
        <text:list-item>
          <text:p text:style-name="P52"><text:span text:style-name="T9">Els datasources </text:span><text:span text:style-name="T15">definits a </text:span><text:span text:style-name="T16">~/</text:span><text:span text:style-name="T15">sistra/doc/resour</text:span><text:span text:style-name="T9">ces/bbdd/datasources/ s'han de copiar a /usr/local/jboss-3.2.8.SP1/server/default/deploysistra/:</text:span></text:p>
        </text:list-item>
      </text:list>
      <text:p text:style-name="P21">audita-ds.xml</text:p>
      <text:p text:style-name="P21">loginMOCK-ds.xml</text:p>
      <text:p text:style-name="P21">redose-ds.xml</text:p>
      <text:p text:style-name="P21">bantel-ds.xml</text:p>
      <text:p text:style-name="P21">mobtratel-ds.xml</text:p>
      <text:p text:style-name="P21">sistra-ds.xml</text:p>
      <text:p text:style-name="P21">form-ds.xml</text:p>
      <text:p text:style-name="P21">zonaper-ds.xml</text:p>
      <text:p text:style-name="P12"/>
      <table:table table:name="Tabla6" table:style-name="Tabla6">
        <table:table-column table:style-name="Tabla6.A"/>
        <table:table-row>
          <table:table-cell table:style-name="Tabla6.A1" office:value-type="string">
            <text:p text:style-name="P10">$sudo cp <text:span text:style-name="T14">~/</text:span>sistra/doc/resources/bbdd/datasources/<text:span text:style-name="T1">[bbdd]</text:span>/*.xml <text:s/>/usr/local/jboss-3.2.8.SP1/server/default/deploysistra/</text:p>
          </table:table-cell>
        </table:table-row>
      </table:table>
      <text:p text:style-name="P12"/>
      <text:p text:style-name="P12">on [bbdd] pot ser oracle o postgresql.</text:p>
      <text:p text:style-name="P46"/>
      <text:list xml:id="list29287756" text:continue-numbering="true" text:style-name="L1">
        <text:list-item>
          <text:p text:style-name="P61">Crear usuaris i BBDD:</text:p>
          <text:p text:style-name="P55"/>
          <text:list>
            <text:list-item>
              <text:p text:style-name="P58"><text:span text:style-name="Source_20_Text"><text:span text:style-name="T15"><text:s/>Connectar-se a la BBDD</text:span></text:span></text:p>
            </text:list-item>
          </text:list>
        </text:list-item>
      </text:list>
      <text:p text:style-name="P19"><text:span text:style-name="Source_20_Text"><text:span text:style-name="T15"/></text:span></text:p>
      <table:table table:name="Tabla25" table:style-name="Tabla25">
        <table:table-column table:style-name="Tabla25.A"/>
        <table:table-row>
          <table:table-cell table:style-name="Tabla25.A1" office:value-type="string">
            <text:p text:style-name="P38"><text:span text:style-name="Source_20_Text"><text:span text:style-name="T9">$ sudo bash<text:line-break/>$ su postgres<text:line-break/>$ psql -U postgres</text:span></text:span></text:p>
          </table:table-cell>
        </table:table-row>
      </table:table>
      <text:p text:style-name="P14"/>
      <text:list xml:id="list29283695" text:continue-numbering="true" text:style-name="L1">
        <text:list-item>
          <text:list>
            <text:list-item>
              <text:p text:style-name="P55">Per cada BBDD crearem un usuari:</text:p>
            </text:list-item>
          </text:list>
        </text:list-item>
      </text:list>
      <text:p text:style-name="P13"/>
      <table:table table:name="Tabla24" table:style-name="Tabla24">
        <table:table-column table:style-name="Tabla24.A"/>
        <table:table-row>
          <table:table-cell table:style-name="Tabla24.A1" office:value-type="string">
            <text:p text:style-name="P22">CREATE USER "audita" WITH <text:s/>ENCRYPTED PASSWORD 'audita' NOCREATEUSER;</text:p>
            <text:p text:style-name="P22">CREATE USER "loginMock" WITH <text:s/>ENCRYPTED PASSWORD 'loginMock' NOCREATEUSER;</text:p>
            <text:p text:style-name="P22">CREATE USER "redose" WITH <text:s/>ENCRYPTED PASSWORD 'redose' NOCREATEUSER;</text:p>
            <text:p text:style-name="P22">CREATE USER "bantel" WITH <text:s/>ENCRYPTED PASSWORD 'bantel' NOCREATEUSER;</text:p>
            <text:p text:style-name="P22">CREATE USER "mobtratel" WITH <text:s/>ENCRYPTED PASSWORD 'mobtratel' NOCREATEUSER;</text:p>
            <text:p text:style-name="P22">CREATE USER "sistra" WITH <text:s/>ENCRYPTED PASSWORD 'sistra' NOCREATEUSER;</text:p>
            <text:p text:style-name="P22">CREATE USER "form" WITH <text:s/>ENCRYPTED PASSWORD 'form' NOCREATEUSER;</text:p>
            <text:p text:style-name="P22">CREATE USER "zonaper" WITH <text:s/>ENCRYPTED PASSWORD 'zonaper' NOCREATEUSER;</text:p>
          </table:table-cell>
        </table:table-row>
      </table:table>
      <text:p text:style-name="P13"/>
      <text:list xml:id="list29282134" text:continue-numbering="true" text:style-name="L1">
        <text:list-item>
          <text:list>
            <text:list-item>
              <text:p text:style-name="P55">Crear la BBDD</text:p>
            </text:list-item>
          </text:list>
        </text:list-item>
      </text:list>
      <text:p text:style-name="P13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41">CREATE DATABASE "audita" WITH OWNER=audita;</text:p>
            <text:p text:style-name="P41">CREATE DATABASE "loginMock" WITH OWNER="loginMock";</text:p>
            <text:p text:style-name="P41">CREATE DATABASE "redose" WITH OWNER=redose;</text:p>
            <text:p text:style-name="P41">CREATE DATABASE "bantel" WITH OWNER=bantel;</text:p>
            <text:p text:style-name="P41">CREATE DATABASE "mobtratel" WITH OWNER=mobtratel;</text:p>
            <text:p text:style-name="P41">CREATE DATABASE "sistra" WITH OWNER=sistra;</text:p>
            <text:p text:style-name="P41">CREATE DATABASE "form" WITH OWNER=form;</text:p>
            <text:p text:style-name="P41">CREATE DATABASE "zonaper" WITH OWNER=zonaper;</text:p>
          </table:table-cell>
        </table:table-row>
      </table:table>
      <text:p text:style-name="P13"/>
      <text:list xml:id="list29284899" text:continue-numbering="true" text:style-name="L1">
        <text:list-item>
          <text:list>
            <text:list-item>
              <text:p text:style-name="P55">Sortir</text:p>
            </text:list-item>
          </text:list>
        </text:list-item>
      </text:list>
      <text:p text:style-name="P13"/>
      <table:table table:name="Tabla26" table:style-name="Tabla26">
        <table:table-column table:style-name="Tabla26.A"/>
        <text:soft-page-break/>
        <table:table-row>
          <table:table-cell table:style-name="Tabla26.A1" office:value-type="string">
            <text:p text:style-name="P42">\q</text:p>
          </table:table-cell>
        </table:table-row>
      </table:table>
      <text:p text:style-name="P13"/>
      <text:p text:style-name="P13"/>
      <text:list xml:id="list29297122" text:continue-numbering="true" text:style-name="L1">
        <text:list-item>
          <text:p text:style-name="P55">Permisos d'acces a la BBDD per part de l'usuari i d'altres host</text:p>
          <text:list>
            <text:list-item>
              <text:p text:style-name="P55">S'ha d'editar el fitxer /etc/postgresql/8.4/main/pg_hba.conf i afegir les següents línies</text:p>
            </text:list-item>
          </text:list>
          <text:p text:style-name="P55"/>
        </text:list-item>
      </text:list>
      <table:table table:name="Tabla12" table:style-name="Tabla12">
        <table:table-column table:style-name="Tabla12.A"/>
        <table:table-row>
          <table:table-cell table:style-name="Tabla12.A1" office:value-type="string">
            <text:p text:style-name="P39">## ==================== <text:s/>audita =========================</text:p>
            <text:p text:style-name="P39">local<text:tab/>audita<text:tab/> <text:s text:c="3"/>audita<text:tab/><text:tab/><text:tab/> <text:s text:c="5"/>password</text:p>
            <text:p text:style-name="P39">host <text:s text:c="3"/>audita <text:s text:c="5"/>audita <text:s text:c="5"/>www.xxx.yyy.zzz/24 <text:s/>trust</text:p>
            <text:p text:style-name="P39">## ==================== <text:s/>loginMock =========================</text:p>
            <text:p text:style-name="P39">local<text:tab/>loginMock<text:tab/> <text:s text:c="3"/>loginMock<text:tab/><text:tab/><text:tab/> <text:s text:c="5"/>password</text:p>
            <text:p text:style-name="P39">host <text:s text:c="3"/>loginMock <text:s text:c="5"/>loginMock <text:s text:c="5"/>www.xxx.yyy.zzz/24 <text:s/>trust</text:p>
            <text:p text:style-name="P39">## ==================== <text:s/>redose =========================</text:p>
            <text:p text:style-name="P39">local<text:tab/>redose<text:tab/> <text:s text:c="3"/>redose<text:tab/><text:tab/><text:tab/> <text:s text:c="5"/>password</text:p>
            <text:p text:style-name="P39">host <text:s text:c="3"/>redose <text:s text:c="5"/>redose <text:s text:c="5"/>www.xxx.yyy.zzz/24 <text:s/>trust</text:p>
            <text:p text:style-name="P39">## ==================== <text:s/>bantel =========================</text:p>
            <text:p text:style-name="P39">local<text:tab/>bantel<text:tab/> <text:s text:c="3"/>bantel<text:tab/><text:tab/><text:tab/> <text:s text:c="5"/>password</text:p>
            <text:p text:style-name="P39">host <text:s text:c="3"/>bantel <text:s text:c="5"/>bantel <text:s text:c="5"/>www.xxx.yyy.zzz/24 <text:s/>trust</text:p>
            <text:p text:style-name="P39">## ==================== <text:s/>mobtratel =========================</text:p>
            <text:p text:style-name="P39">local<text:tab/>mobtratel<text:tab/> <text:s text:c="3"/>mobtratel<text:tab/><text:tab/><text:tab/> <text:s text:c="5"/>password</text:p>
            <text:p text:style-name="P39">host <text:s text:c="3"/>mobtratel <text:s text:c="5"/>mobtratel <text:s text:c="5"/>www.xxx.yyy.zzz/24 <text:s/>trust</text:p>
            <text:p text:style-name="P39">## ==================== <text:s/>sistra =========================</text:p>
            <text:p text:style-name="P39">local<text:tab/>sistra<text:tab/> <text:s text:c="3"/>sistra<text:tab/><text:tab/><text:tab/> <text:s text:c="5"/>password</text:p>
            <text:p text:style-name="P39">host <text:s text:c="3"/>sistra <text:s text:c="5"/>sistra <text:s text:c="5"/>www.xxx.yyy.zzz/24 <text:s/>trust</text:p>
            <text:p text:style-name="P39">## ==================== <text:s/>form =========================</text:p>
            <text:p text:style-name="P39">local<text:tab/>form<text:tab/> <text:s text:c="3"/>form<text:tab/><text:tab/><text:tab/> <text:s text:c="5"/>password</text:p>
            <text:p text:style-name="P39">host <text:s text:c="3"/>form <text:s text:c="5"/>form <text:s text:c="5"/>www.xxx.yyy.zzz/24 <text:s/>trust</text:p>
            <text:p text:style-name="P39">## ==================== <text:s/>zonaper =========================</text:p>
            <text:p text:style-name="P39">local<text:tab/>zonaper<text:tab/> <text:s text:c="3"/>zonaper<text:tab/><text:tab/><text:tab/> <text:s text:c="5"/>password</text:p>
            <text:p text:style-name="P39">host <text:s text:c="3"/>zonaper <text:s text:c="5"/>zonaper <text:s text:c="5"/>www.xxx.yyy.zzz/24 <text:s/>trust</text:p>
          </table:table-cell>
        </table:table-row>
      </table:table>
      <text:p text:style-name="P13"/>
      <text:list xml:id="list29302047" text:continue-numbering="true" text:style-name="L1">
        <text:list-header>
          <text:p text:style-name="P55">On <text:s/>posa <text:s/>www.xxx.yyy.zzz l'hem de substituir per els tres primers números de la nostra IP. Per exemple si la nostra IP es 192.168.121.132 llavors on posa <text:s text:c="2"/>www.xxx.yyy.zzz hem d'escriure 192.168.121.132. Podem obtenir la nostra IP escrivint ipconfig en sistemes Windows o ifconfig en sistemes linux.</text:p>
        </text:list-header>
      </text:list>
      <text:p text:style-name="P13"/>
      <text:list xml:id="list29295416" text:continue-numbering="true" text:style-name="L1">
        <text:list-item>
          <text:list>
            <text:list-item>
              <text:p text:style-name="P55">Reiniciem el postgress per a que els canvis s'apliquin:</text:p>
            </text:list-item>
          </text:list>
        </text:list-item>
      </text:list>
      <text:p text:style-name="P13"/>
      <table:table table:name="Tabla27" table:style-name="Tabla27">
        <table:table-column table:style-name="Tabla27.A"/>
        <table:table-row>
          <table:table-cell table:style-name="Tabla27.A1" office:value-type="string">
            <text:p text:style-name="P40">$ sudo /etc/init.d/postgresql restart</text:p>
          </table:table-cell>
        </table:table-row>
      </table:table>
      <text:list xml:id="list29301765" text:continue-numbering="true" text:style-name="L1">
        <text:list-header>
          <text:p text:style-name="P55"/>
          <text:list text:continue-numbering="true">
            <text:list-item>
              <text:p text:style-name="P55">Si no teniu accés des d'ordinadors diferents a localhost, seguiu les recomanacions <text:s/>el que es diu en la següent pàgina:</text:p>
            </text:list-item>
          </text:list>
        </text:list-header>
      </text:list>
      <text:p text:style-name="P13"><text:tab/><text:tab/>http://www.cyberciti.biz/tips/postgres-allow-remote-access-tcp-connection.html </text:p>
      <text:p text:style-name="P22"/>
      <text:p text:style-name="P22"/>
      <text:list xml:id="list29274373" text:continue-numbering="true" text:style-name="L1">
        <text:list-header>
          <text:p text:style-name="P50"/>
        </text:list-header>
        <text:list-item>
          <text:p text:style-name="P55">Crear BBDD i configurar-la (Per cadascun dels usuaris i BBDD)</text:p>
          <text:list>
            <text:list-item>
              <text:p text:style-name="P55">Connectar-se al servidor de BBDD. Si la BBDD esta en el mateix servidor executar </text:p>
            </text:list-item>
          </text:list>
        </text:list-item>
      </text:list>
      <text:p text:style-name="P13"/>
      <table:table table:name="Tabla33" table:style-name="Tabla33">
        <table:table-column table:style-name="Tabla33.A"/>
        <table:table-row>
          <table:table-cell table:style-name="Tabla33.A1" office:value-type="string">
            <text:list xml:id="list29282752" text:continue-numbering="true" text:style-name="L1">
              <text:list-item>
                <text:list>
                  <text:list-header>
                    <text:p text:style-name="P55"><text:span text:style-name="Source_20_Text"><text:span text:style-name="T11">$ psql -h localhost -p 5432 -U [USER] -W</text:span></text:span><text:span text:style-name="T11"> -d [BBDD]</text:span></text:p>
                  </text:list-header>
                </text:list>
              </text:list-item>
            </text:list>
          </table:table-cell>
        </table:table-row>
      </table:table>
      <text:list xml:id="list29300364" text:continue-numbering="true" text:style-name="L1">
        <text:list-item>
          <text:list>
            <text:list-header>
              <text:p text:style-name="P55"/>
            </text:list-header>
          </text:list>
        </text:list-item>
      </text:list>
      <text:p text:style-name="P13">i si està en un altra servidor llavors executar</text:p>
      <text:p text:style-name="P13"/>
      <table:table table:name="Tabla28" table:style-name="Tabla28">
        <table:table-column table:style-name="Tabla28.A"/>
        <table:table-row>
          <table:table-cell table:style-name="Tabla28.A1" office:value-type="string">
            <text:list xml:id="list29278371" text:continue-numbering="true" text:style-name="L1">
              <text:list-item>
                <text:list>
                  <text:list-header>
                    <text:p text:style-name="P55"><text:span text:style-name="Source_20_Text"><text:span text:style-name="T11">$ psql -h www.xxx.yyy.zzz -p 5432 -U [USER] -W</text:span></text:span><text:span text:style-name="T11"> -d [BBDD]</text:span></text:p>
                  </text:list-header>
                </text:list>
              </text:list-item>
            </text:list>
          </table:table-cell>
        </table:table-row>
      </table:table>
      <text:list xml:id="list29282462" text:continue-numbering="true" text:style-name="L1">
        <text:list-item>
          <text:list>
            <text:list-header>
              <text:p text:style-name="P55"/>
              <text:list>
                <text:list-header>
                  <text:p text:style-name="P51"><text:soft-page-break/></text:p>
                </text:list-header>
              </text:list>
            </text:list-header>
            <text:list-item>
              <text:p text:style-name="P55">Donam permisos al usuari:</text:p>
            </text:list-item>
          </text:list>
        </text:list-item>
      </text:list>
      <text:p text:style-name="P13"/>
      <table:table table:name="Tabla29" table:style-name="Tabla29">
        <table:table-column table:style-name="Tabla29.A"/>
        <table:table-row>
          <table:table-cell table:style-name="Tabla29.A1" office:value-type="string">
            <text:p text:style-name="P48">GRANT ALL PRIVILEGES ON DATABASE "[USER]" TO [BBDD];</text:p>
            <text:p text:style-name="P48">GRANT ALL PRIVILEGES ON SCHEMA PUBLIC TO [USER];</text:p>
          </table:table-cell>
        </table:table-row>
      </table:table>
      <text:p text:style-name="P13"/>
      <text:list xml:id="list29282008" text:continue-numbering="true" text:style-name="L1">
        <text:list-item>
          <text:list>
            <text:list-item>
              <text:p text:style-name="P55">Importam l'estructura i dades de taules per a la BBDD en concret</text:p>
            </text:list-item>
          </text:list>
        </text:list-item>
      </text:list>
      <text:p text:style-name="P13"/>
      <table:table table:name="Tabla31" table:style-name="Tabla31">
        <table:table-column table:style-name="Tabla31.A"/>
        <table:table-row>
          <table:table-cell table:style-name="Tabla31.A1" office:value-type="string">
            <text:list xml:id="list29294299" text:continue-numbering="true" text:style-name="L1">
              <text:list-item>
                <text:list>
                  <text:list-item>
                    <text:list>
                      <text:list-header>
                        <text:p text:style-name="P62">\i ~/sistra/doc/resources/bbdd/scripts/[bbdd]/version1.x.y/[BBDD]-????</text:p>
                      </text:list-header>
                    </text:list>
                  </text:list-item>
                </text:list>
              </text:list-item>
            </text:list>
          </table:table-cell>
        </table:table-row>
      </table:table>
      <text:p text:style-name="P13"/>
      <text:list xml:id="list29298490" text:continue-numbering="true" text:style-name="L1">
        <text:list-item>
          <text:list>
            <text:list-item>
              <text:list>
                <text:list-header>
                  <text:p text:style-name="P59"/>
                </text:list-header>
              </text:list>
            </text:list-item>
            <text:list-item>
              <text:p text:style-name="P55">Sortir:</text:p>
              <text:p text:style-name="P55"/>
            </text:list-item>
          </text:list>
        </text:list-item>
      </text:list>
      <table:table table:name="Tabla32" table:style-name="Tabla32">
        <table:table-column table:style-name="Tabla32.A"/>
        <table:table-row>
          <table:table-cell table:style-name="Tabla32.A1" office:value-type="string">
            <text:p text:style-name="P47"><text:s/>\q</text:p>
          </table:table-cell>
        </table:table-row>
      </table:table>
      <text:list xml:id="list29285271" text:continue-numbering="true" text:style-name="L1">
        <text:list-item>
          <text:list>
            <text:list-header>
              <text:p text:style-name="P55"/>
            </text:list-header>
          </text:list>
        </text:list-item>
      </text:list>
      <text:p text:style-name="P12">Per exemple per "redose" i per una bbdd postgresql, la llista de comandes a executar és::</text:p>
      <text:p text:style-name="P9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23"><text:span text:style-name="Source_20_Text"><text:span text:style-name="T4">$ psql -h </text:span></text:span><text:span text:style-name="Source_20_Text"><text:span text:style-name="T5">localhost</text:span></text:span><text:span text:style-name="Source_20_Text"><text:span text:style-name="T4"> -p 5432 -U </text:span></text:span><text:span text:style-name="Source_20_Text"><text:span text:style-name="T5">redose</text:span></text:span><text:span text:style-name="Source_20_Text"><text:span text:style-name="T4"> -W</text:span></text:span><text:span text:style-name="T4"> -d </text:span><text:span text:style-name="T5">redose</text:span></text:p>
            <text:p text:style-name="P24">GRANT ALL PRIVILEGES ON DATABASE "<text:span text:style-name="T1">redose</text:span>" TO <text:span text:style-name="T1">redose</text:span>;</text:p>
            <text:p text:style-name="P27">GRANT ALL PRIVILEGES ON SCHEMA PUBLIC TO <text:span text:style-name="T1">redose</text:span>;</text:p>
            <text:p text:style-name="P25">\i <text:span text:style-name="T6">~/</text:span>sistra/doc/resources/bbdd/scripts/<text:span text:style-name="T17">postgresql</text:span>/<text:span text:style-name="T1">version1.0.2/redose-create.sql</text:span></text:p>
            <text:p text:style-name="P26">\i <text:span text:style-name="T6">~/</text:span>sistra/doc/resources/bbdd/scripts/<text:span text:style-name="T17">postgresql</text:span>/<text:span text:style-name="T1">version1.0.2/redose-initialData.sql</text:span></text:p>
            <text:p text:style-name="P25"><text:span text:style-name="T10">\i </text:span><text:span text:style-name="T7">~/</text:span><text:span text:style-name="T10">sistra/doc/resources/bbdd/scripts/postgresql/</text:span><text:span text:style-name="T1">version1.0.3/redose-update.sql</text:span></text:p>
            <text:p text:style-name="P25">\i <text:span text:style-name="T6">~/</text:span>sistra/doc/resources/bbdd/scripts/postgresql/<text:span text:style-name="T1">version1.1.0/redose_update.sql</text:span></text:p>
            <text:p text:style-name="P28">\q</text:p>
          </table:table-cell>
        </table:table-row>
      </table:table>
      <text:p text:style-name="P33"/>
      <text:p text:style-name="P34">Fer el mateix per la resta d'scripts.</text:p>
      <text:p text:style-name="P34"/>
      <text:p text:style-name="P35">En l'ANNEX II, podeu trobar un script que automatitza la cridada als scripts sql (Només per postgresql).</text:p>
      <text:p text:style-name="P34"/>
      <text:p text:style-name="P31"/>
      <text:p text:style-name="P31"/>
      <text:p text:style-name="P30"/>
      <text:p text:style-name="P30"/>
      <text:p text:style-name="P29"/>
      <text:p text:style-name="P36"/>
      <text:p text:style-name="P17">ANNEX I: Compilar SISTRA des de subversion de sourceforge</text:p>
      <text:p text:style-name="P12"/>
      <text:p text:style-name="Standard"/>
      <text:p text:style-name="Standard"><text:tab/>Aquest manual explica com compilar l'aplicació SISTRA a partir del repositori de subversion de sourceforge. Es requerix java i ant. La compilació es realitzarà en un directori sistra del home de l'usuari (<text:span text:style-name="T9">~/sistra/)</text:span>.</text:p>
      <text:p text:style-name="P12"/>
      <text:list xml:id="list29295064" text:style-name="L2">
        <text:list-item>
          <text:p text:style-name="P56">Estant en el home de l'usuari fer check out executant la següent comanda:</text:p>
        </text:list-item>
      </text:list>
      <text:p text:style-name="P12"/>
      <table:table table:name="Tabla8" table:style-name="Tabla8">
        <table:table-column table:style-name="Tabla8.A"/>
        <table:table-row>
          <table:table-cell table:style-name="Tabla8.A1" office:value-type="string">
            <text:p text:style-name="Standard"><text:span text:style-name="T2">$svn co </text:span><text:a xlink:type="simple" xlink:href="https://sistra.svn.sourceforge.net/svnroot/sistra/sistra-core/trunk">https://sistra.svn.sourceforge.net/svnroot/sistra/sistra-core/trunk</text:a><text:span text:style-name="T2"> sistra</text:span></text:p>
          </table:table-cell>
        </table:table-row>
      </table:table>
      <text:p text:style-name="P12"/>
      <text:p text:style-name="P12">Podem baixar la branca principal (trunk) o una branca qualsevol (branch/INDRA-103-110)</text:p>
      <text:p text:style-name="P12"/>
      <text:list xml:id="list29303303" text:continue-numbering="true" text:style-name="L2">
        <text:list-item>
          <text:p text:style-name="P60"><text:span text:style-name="T9">Baixar el fitxer ojdbc14.jar de </text:span><text:a xlink:type="simple" xlink:href="http://www.oracle.com/technology/software/tech/java/sqlj_jdbc/htdocs/jdbc_10201.html"><text:span text:style-name="T12">http://www.oracle.com/technology/software/tech/java/sqlj_jdbc/htdocs/jdbc_10201.html</text:span></text:a><text:span text:style-name="T9"> i copiar-ho a ~/sistra/lib i dins</text:span><text:span text:style-name="T12"> /usr/local/jboss-3.2.8.SP1/server/default/lib/.</text:span></text:p>
          <text:p text:style-name="P56"/>
        </text:list-item>
        <text:list-item>
          <text:p text:style-name="P56">Editar fitxer ~/sistra/global.properties i seleccionar el SGBD que volem per hibernate:</text:p>
          <text:p text:style-name="P56"><text:s text:c="2"/>(Descomentar l'opció desitjada). Per postgresql quedaria com:</text:p>
        </text:list-item>
      </text:list>
      <text:p text:style-name="P12"/>
      <table:table table:name="Tabla23" table:style-name="Tabla23">
        <table:table-column table:style-name="Tabla23.A"/>
        <table:table-row>
          <table:table-cell table:style-name="Tabla23.A1" office:value-type="string">
            <text:p text:style-name="P3"># Configuracion Hibernate</text:p>
            <text:p text:style-name="P3"># <text:s/>---- PostgreSQL</text:p>
            <text:p text:style-name="P3">hibernate.dialect=net.sf.hibernate.dialect.PostgreSQLDialect</text:p>
            <text:p text:style-name="P3">hibernate.query.substitutions=</text:p>
            <text:p text:style-name="P3"/>
            <text:p text:style-name="P3"># ------ Oracle</text:p>
            <text:p text:style-name="P3"># hibernate.dialect=net.sf.hibernate.dialect.Oracle9Dialect</text:p>
            <text:p text:style-name="P3"># hibernate.query.substitutions=true 1, false 0</text:p>
          </table:table-cell>
        </table:table-row>
      </table:table>
      <text:p text:style-name="P12"/>
      <text:p text:style-name="P12"/>
      <text:list xml:id="list29302871" text:continue-numbering="true" text:style-name="L2">
        <text:list-item>
          <text:p text:style-name="P56">Anar a ~/sistra/ i compilar executant la següent comanda:</text:p>
        </text:list-item>
      </text:list>
      <text:p text:style-name="P12"/>
      <table:table table:name="Tabla9" table:style-name="Tabla9">
        <table:table-column table:style-name="Tabla9.A"/>
        <table:table-row>
          <table:table-cell table:style-name="Tabla9.A1" office:value-type="string">
            <text:p text:style-name="P12"><text:s text:c="6"/>$ ant</text:p>
          </table:table-cell>
        </table:table-row>
      </table:table>
      <text:p text:style-name="P12"/>
      <text:list xml:id="list29291529" text:continue-numbering="true" text:style-name="L2">
        <text:list-item>
          <text:p text:style-name="P56">Anar a ~/sistra/pluginsMOCK i executar:</text:p>
        </text:list-item>
      </text:list>
      <text:p text:style-name="P12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2"><text:s text:c="7"/>$ant</text:p>
          </table:table-cell>
        </table:table-row>
      </table:table>
      <text:p text:style-name="P12"/>
      <text:p text:style-name="P12"/>
      <text:p text:style-name="P37"/>
      <text:p text:style-name="P17">ANNEX II: Script que automatitza la cridada als scripts sql</text:p>
      <text:p text:style-name="P12"/>
      <text:p text:style-name="P12">L'script següent només serveix per <text:s/>postgresql i presuposa que el Servidor de BBDD esta en <text:s/>la mateixa màquina (localhost). </text:p>
      <text:p text:style-name="P12"/>
      <text:p text:style-name="P12">IMPORTANT: Aquest script no processa els fitxers SQL de forms, per la qual cosa s'han d'executar a ma.</text:p>
      <text:p text:style-name="P12"/>
      <table:table table:name="Tabla34" table:style-name="Tabla34">
        <table:table-column table:style-name="Tabla34.A"/>
        <table:table-row>
          <table:table-cell table:style-name="Tabla34.A1" office:value-type="string">
            <text:p text:style-name="P7">#! /bin/sh</text:p>
            <text:p text:style-name="P7"/>
            <text:p text:style-name="P7">export IP=localhost</text:p>
            <text:p text:style-name="P7">echo ____________________ &gt; sql.log</text:p>
            <text:p text:style-name="P7">for BBDD in audita loginMock redose bantel mobtratel sistra form zonaper</text:p>
            <text:p text:style-name="P7">do</text:p>
            <text:p text:style-name="P7"><text:s text:c="4"/><text:tab/>echo ============== $BBDD =================== &gt;&gt; sql.log</text:p>
            <text:p text:style-name="P7"><text:s text:c="8"/>echo &gt; scriptdata.txt</text:p>
            <text:p text:style-name="P7"><text:tab/></text:p>
            <text:p text:style-name="P7"><text:s text:c="8"/>echo GRANT ALL PRIVILEGES ON DATABASE \"$BBDD\" TO \"$BBDD\"\; &gt;&gt; scriptdata.txt</text:p>
            <text:p text:style-name="P7"><text:s text:c="8"/>echo GRANT ALL PRIVILEGES ON SCHEMA PUBLIC TO \"$BBDD\"\; &gt;&gt; scriptdata.txt</text:p>
            <text:p text:style-name="P7"/>
            <text:p text:style-name="P7"><text:s text:c="8"/>if [ -e ~/sistra/doc/resources/bbdd/scripts/postgresql/version1.0.2/$BBDD-create.sql ]</text:p>
            <text:p text:style-name="P7"><text:s text:c="8"/>then </text:p>
            <text:p text:style-name="P7"><text:s text:c="10"/>echo \\i ~/sistra/doc/resources/bbdd/scripts/postgresql/version1.0.2/$BBDD-create.sql &gt;&gt; scriptdata.txt</text:p>
            <text:p text:style-name="P7"><text:tab/>fi</text:p>
            <text:p text:style-name="P7"><text:s text:c="8"/>if [ -e ~/sistra/doc/resources/bbdd/scripts/postgresql/version1.0.2/$BBDD-initialData.sql ]</text:p>
            <text:p text:style-name="P7"><text:s text:c="8"/>then </text:p>
            <text:p text:style-name="P7"><text:s text:c="10"/>echo \\i ~/sistra/doc/resources/bbdd/scripts/postgresql/version1.0.2/$BBDD-initialData.sql &gt;&gt; scriptdata.txt</text:p>
            <text:p text:style-name="P7"><text:tab/>fi</text:p>
            <text:p text:style-name="P7"><text:s text:c="8"/>if [ -e ~/sistra/doc/resources/bbdd/scripts/postgresql/version1.0.3/$BBDD-update.sql ]</text:p>
            <text:p text:style-name="P7"><text:s text:c="8"/>then</text:p>
            <text:p text:style-name="P7"><text:s text:c="10"/>echo \\i ~/sistra/doc/resources/bbdd/scripts/postgresql/version1.0.3/$BBDD-update.sql &gt;&gt; scriptdata.txt</text:p>
            <text:p text:style-name="P7"><text:tab/>fi</text:p>
            <text:p text:style-name="P7"><text:s text:c="8"/>if [ -e ~/sistra/doc/resources/bbdd/scripts/postgresql/version1.0.3/${BBDD}_update.sql ]</text:p>
            <text:p text:style-name="P7"><text:s text:c="8"/>then</text:p>
            <text:p text:style-name="P7"><text:s text:c="10"/>echo \\i ~/sistra/doc/resources/bbdd/scripts/postgresql/version1.0.3/${BBDD}_update.sql &gt;&gt; scriptdata.txt</text:p>
            <text:p text:style-name="P7"><text:tab/>fi</text:p>
            <text:p text:style-name="P7"><text:s text:c="8"/>if [ -e ~/sistra/doc/resources/bbdd/scripts/postgresql/version1.1.0/$BBDD-update.sql ]</text:p>
            <text:p text:style-name="P7"><text:s text:c="8"/>then</text:p>
            <text:p text:style-name="P7"><text:s text:c="10"/>echo \\i ~/sistra/doc/resources/bbdd/scripts/postgresql/version1.1.0/$BBDD-update.sql &gt;&gt; scriptdata.txt</text:p>
            <text:p text:style-name="P7"><text:s text:c="8"/>fi</text:p>
            <text:p text:style-name="P7"><text:s text:c="8"/>if [ -e ~/sistra/doc/resources/bbdd/scripts/postgresql/version1.1.0/${BBDD}_update.sql ]</text:p>
            <text:p text:style-name="P7"><text:s text:c="8"/>then</text:p>
            <text:p text:style-name="P7"><text:s text:c="10"/>echo \\i ~/sistra/doc/resources/bbdd/scripts/postgresql/version1.1.0/${BBDD}_update.sql &gt;&gt; scriptdata.txt</text:p>
            <text:p text:style-name="P7"><text:s text:c="8"/>fi</text:p>
            <text:p text:style-name="P7"><text:s text:c="8"/>if [ -e ~/sistra/doc/resources/bbdd/scripts/postgresql/version1.1.0/$BBDD-updateData.sql ]</text:p>
            <text:p text:style-name="P7"><text:s text:c="8"/>then</text:p>
            <text:p text:style-name="P7"><text:s text:c="10"/>echo \\i ~/sistra/doc/resources/bbdd/scripts/postgresql/version1.1.0/$BBDD-updateData.sql &gt;&gt; scriptdata.txt</text:p>
            <text:p text:style-name="P7"><text:s text:c="8"/>fi</text:p>
            <text:p text:style-name="P7"><text:s text:c="8"/>echo \\q &gt;&gt; scriptdata.txt</text:p>
            <text:p text:style-name="P7"><text:s text:c="8"/>export PGPASSWORD=$BBDD</text:p>
            <text:p text:style-name="P7"/>
            <text:p text:style-name="P7"><text:s text:c="8"/>echo ======= INICI CODI PER $BBDD ========== &gt;&gt; sql.log</text:p>
            <text:p text:style-name="P7"><text:s text:c="8"/>cat <text:s/>scriptdata.txt &gt;&gt; sql.log</text:p>
            <text:p text:style-name="P7"><text:s text:c="8"/>echo ------- FINAL CODI PER $BBDD ---------- &gt;&gt; sql.log</text:p>
            <text:p text:style-name="P7"/>
            <text:p text:style-name="P7"><text:s text:c="8"/>echo ======= EXECUCIO PER $BBDD ========== &gt;&gt; sql.log</text:p>
            <text:p text:style-name="P7"><text:s text:c="8"/>echo psql -h $IP -p 5432 -U $BBDD -d $BBDD <text:s/>&gt;&gt; sql.log</text:p>
            <text:p text:style-name="P7"><text:tab/>psql -h $IP -p 5432 -U $BBDD -d $BBDD &lt; scriptdata.txt &gt;&gt; sql.log 2&gt;&gt; sql.log</text:p>
            <text:p text:style-name="P7"><text:s text:c="8"/>echo ======= FINAL EXECUCIO PER $BBDD ========== &gt;&gt; sql.log</text:p>
            <text:p text:style-name="P7"/>
            <text:p text:style-name="P7">done</text:p>
            <text:p text:style-name="P7"/>
            <text:p text:style-name="P7">rm scriptdata.txt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Bitstream Vera Sans Mono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68H36M00S</meta:editing-duration>
    <meta:editing-cycles>94</meta:editing-cycles>
    <meta:generator>OpenOffice.org/3.2$Win32 OpenOffice.org_project/320m12$Build-9483</meta:generator>
    <dc:date>2011-08-24T09:16:24.42</dc:date>
    <dc:creator>Antoni Nadal </dc:creator>
    <meta:document-statistic meta:table-count="34" meta:image-count="0" meta:object-count="0" meta:page-count="8" meta:paragraph-count="269" meta:word-count="1486" meta:character-count="15463"/>
    <meta:user-defined meta:name="Info 1"/>
    <meta:user-defined meta:name="Info 2"/>
    <meta:user-defined meta:name="Info 3"/>
    <meta:user-defined meta:name="Info 4"/>
  </office:meta>
</office:document-meta>
</file>